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4/24/2016</text:date>, <text:time>15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4-24T15:27:16.65</dc:date>
    <meta:print-date>2011-01-11T19:40:21.14</meta:print-date>
    <meta:editing-cycles>212</meta:editing-cycles>
    <meta:editing-duration>P1DT2H46M15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